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8d185"/>
    </style:style>
    <style:style style:name="T1" style:family="text">
      <style:text-properties officeooo:rsid="0018d0d2"/>
    </style:style>
    <style:style style:name="T2" style:family="text">
      <style:text-properties officeooo:rsid="0018d185"/>
    </style:style>
    <style:style style:name="T3" style:family="text">
      <style:text-properties officeooo:rsid="000e7c67"/>
    </style:style>
    <style:style style:name="T4" style:family="text">
      <style:text-properties officeooo:rsid="001416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Var 0" text:name="py3o.var0"/>
        <text:user-field-decl office:value-type="string" office:string-value="Var 1" text:name="py3o.var1"/>
        <text:user-field-decl office:value-type="string" office:string-value="Var 2" text:name="py3o.var2"/>
      </text:user-field-decls>
      <text:h text:style-name="Heading_20_3" text:outline-level="3">Access <text:span text:style-name="T3">global</text:span> <text:span text:style-name="T2">variable</text:span></text:h>
      <text:p text:style-name="P1"/>
      <text:p text:style-name="P1"><text:user-field-get text:name="py3o.var0">Var 0</text:user-field-get></text:p>
      <text:p text:style-name="P1"><text:user-field-get text:name="py3o.var1">Var 1</text:user-field-get></text:p>
      <text:p text:style-name="P1"><text:user-field-get text:name="py3o.var2">Var 2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el Lorimier</meta:initial-creator>
    <meta:creation-date>2014-11-28T14:28:36.746302677</meta:creation-date>
    <dc:date>2015-07-02T17:06:19.242673815</dc:date>
    <dc:creator>Anael Lorimier</dc:creator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4" meta:word-count="9" meta:character-count="37" meta:non-whitespace-character-count="32"/>
  </office:meta>
</office:document-meta>
</file>